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4575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5047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" table:default-cell-style-name="Default"/>
        <table:table-column table:style-name="co19" table:default-cell-style-name="Default"/>
        <table:table-column table:style-name="co20" table:number-columns-repeated="1000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1000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1000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1000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1000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/>
          <table:table-cell table:style-name="ce2" table:number-columns-repeated="1002"/>
        </table:table-row>
        <table:table-row table:style-name="ro2">
          <table:table-cell office:value-type="string">
            <text:p>V_Alpha1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1_laser</text:p>
          </table:table-cell>
          <table:table-cell table:style-name="ce13" office:value-type="string">
            <text:p>V_laserS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1.png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number-columns-repeated="2" table:style-name="ce8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string">
            <text:p>V_Alpha2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2_ball</text:p>
          </table:table-cell>
          <table:table-cell table:style-name="Default" office:value-type="string">
            <text:p>V_ball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2.png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number-columns-repeated="2"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V_Beta1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1.png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1000"/>
        </table:table-row>
        <table:table-row table:style-name="ro2">
          <table:table-cell office:value-type="string">
            <text:p>V_Delta1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1.png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100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3/19/2015</text:date>, <text:time>21:1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9T21:11:06.18</dc:date>
    <dc:creator>Wister </dc:creator>
    <meta:editing-duration>PT1H21M11S</meta:editing-duration>
    <meta:editing-cycles>20</meta:editing-cycles>
    <meta:document-statistic meta:table-count="1" meta:cell-count="221" meta:object-count="0"/>
  </office:meta>
</office:document-meta>
</file>